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cm" fo:margin-right="0cm" fo:text-align="center" style:justify-single-word="false" fo:text-indent="0cm" style:auto-text-indent="false"/>
    </style:style>
    <style:style style:name="P11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1"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1">
      <style:paragraph-properties fo:background-color="#eeeeee">
        <style:background-image/>
      </style:paragraph-properties>
    </style:style>
    <style:style style:name="P144" style:family="paragraph" style:parent-style-name="Heading_20_2">
      <style:text-properties fo:language="en" fo:country="US"/>
    </style:style>
    <style:style style:name="P145" style:family="paragraph" style:parent-style-name="Heading_20_2">
      <style:text-properties fo:language="ru" fo:country="RU"/>
    </style:style>
    <style:style style:name="P146" style:family="paragraph" style:parent-style-name="Heading_20_2">
      <style:paragraph-properties fo:text-align="justify" style:justify-single-word="false"/>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8">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6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7">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9">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9">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43508981195507984"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7414631062490538579"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3">Природа Проклятий</text:span>» - обмен</text:p>
        </text:list-item>
        <text:list-item>
          <text:p text:style-name="P152"><text:span text:style-name="T63">«Магия для Чайников»</text:span> - обмен</text:p>
        </text:list-item>
        <text:list-item>
          <text:p text:style-name="P152"><text:span text:style-name="T63">«Энциклопедия Арканум»</text:span> - обмен</text:p>
        </text:list-item>
        <text:list-item>
          <text:p text:style-name="P152">«О Гейсах» - обмен</text:p>
        </text:list-item>
        <text:list-item>
          <text:p text:style-name="P152">«<text:span text:style-name="T63">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3004480923198429272"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3">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text:soft-page-break/>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4"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7">***</text:p>
      <text:p text:style-name="P117"/>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994642324799586988"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text:soft-page-break/>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5"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4"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6"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двести.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с огромной каменной «сосулькой» внизу!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ь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Вместе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list xml:id="list5714193922035873332" text:style-name="L5">
        <text:list-header>
          <text:p text:style-name="P158"/>
        </text:list-header>
      </text:list>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32"/>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text:span text:style-name="T30">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text:soft-page-break/></text:p>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51"/>
      <text:p text:style-name="P42"/>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19"><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0"/>
      <text:p text:style-name="P41"><text:soft-page-break/>&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08"/>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text:soft-page-break/></text:p>
      <text:h text:style-name="P147" text:outline-level="2">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7" text:outline-level="2">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7"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7" text:outline-level="2"><text:soft-page-break/>Поиск решения</text:h>
      <text:p text:style-name="P109"/>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7"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text:soft-page-break/>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text:soft-page-break/>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oft-page-break/><text:span text:style-name="T1">–</text:span> Все приготовились? Луна, ты готова?</text:p>
      <text:p text:style-name="P75"><text:span text:style-name="T1">–</text:span> Да.</text:p>
      <text:p text:style-name="P75"><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7" text:outline-level="2">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text:soft-page-break/>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7"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text:soft-page-break/>… Через пару минут мы встретились в коридоре у стенда с достижениями корпорации.</text:p>
      <text:p text:style-name="P75">– Ты точно уверен, что Селестия где-то здесь?</text:p>
      <text:p text:style-name="P7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75">–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7" text:outline-level="2"><text:soft-page-break/>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7" text:outline-level="2"><text:soft-page-break/>След?</text:h>
      <text:p text:style-name="P109"/>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text:soft-page-break/></text:p>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text:soft-page-break/>–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7"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6102865988837705210" text:style-name="L6">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oft-page-break/><text:span text:style-name="T9">– </text:span>А если нет? – Эпплджек смотрела мне мне прямо в глаза.</text:p>
      <text:list xml:id="list43709972" text:continue-numbering="true" text:style-name="L6">
        <text:list-header>
          <text:p text:style-name="P163">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24471" text:continue-numbering="true" text:style-name="L6">
        <text:list-header>
          <text:p text:style-name="P163">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21959" text:continue-numbering="true" text:style-name="L6">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8" text:outline-level="2">Почти.</text:h>
      <text:p text:style-name="P110"/>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text:soft-page-break/>–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8" text:outline-level="2">Дискорд</text:h>
      <text:p text:style-name="P109"/>
      <text:p text:style-name="P110">Девушки поспешно собирались, пока я растолковывал им задачу.</text:p>
      <text:p text:style-name="P110"><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9">– </text:span>Это тот твой приятель, который разбился с полгода назад? – спросила Эпплджек.</text:p>
      <text:p text:style-name="P110"><text:span text:style-name="T9">– </text:span>Да, это он.</text:p>
      <text:p text:style-name="P110"><text:span text:style-name="T9">– </text:span>А как мы попадём в его квартиру? Там сейчас кто-то живёт? – Флаттершай прыгала на одной ноге, натягивая кед.</text:p>
      <text:p text:style-name="P110"><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9">– </text:span>Макс, что случилось? У нас проблемы?</text:p>
      <text:p text:style-name="P111"><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9">– </text:span>Нет нужды. Лучше станьте-ка сзади меня так, чтобы заслонить от этих бабулек и от вооон той камеры наблюдения.</text:p>
      <text:list xml:id="list3628712088016314410" text:style-name="L7">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3"><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3"><text:span text:style-name="T9">– </text:span>Макс, тут окно разбито! И верёвка какая-то висит. – крикнула Флаттершай из кухни.</text:p>
      <text:p text:style-name="P133"><text:span text:style-name="T9">–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9">–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9">– </text:span>Оп-па! – пробормотала Эпплджек. – Нежданчик!</text:p>
      <text:p text:style-name="P133"><text:span text:style-name="T9">– </text:span>Ты, я вижу, времени не терял, – моя рука под прикрытием стола медленно тянулась к тяжёлой фарфоровой кружке, стоящей на краю.</text:p>
      <text:p text:style-name="P113"><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9">– </text:span>А почему ты вообще решил искать нас тут? – спросила Эпплджек. – Приехал бы домой. Мы б тебя чаем напоили.</text:p>
      <text:p text:style-name="P113"><text:span text:style-name="T9">–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9">– </text:span>С кем это вы тут разговариваете?</text:p>
      <text:list xml:id="list7271249082760900000" text:style-name="L8">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47" text:outline-level="2">Селестия</text:h>
      <text:p text:style-name="P133"/>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3">сюда можно вставить похождения Дискорда</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text:soft-page-break/>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6">– И что? – продолжила его мысль Эпплджек.</text:p>
      <text:p text:style-name="P126">–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text:soft-page-break/>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2"/>
      <text:h text:style-name="P147"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3" text:outline-level="1">Беседа за столиком в ночи</text:h>
      <text:p text:style-name="P112">&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pan text:style-name="T9">–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9">–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208478811624323743" text:style-name="L9">
        <text:list-header>
          <text:p text:style-name="P165">(<text:span text:style-name="T29">Луна — как повелительница снов, слышала разговор Макса с Анакорном</text:span>)</text:p>
          <text:p text:style-name="P166"/>
        </text:list-header>
      </text:list>
      <text:p text:style-name="P123">***</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7"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8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6T23:53:20.11</dc:date>
    <meta:editing-duration>P103DT14H23M47S</meta:editing-duration>
    <meta:editing-cycles>6355</meta:editing-cycles>
    <meta:generator>OpenOffice/4.1.1$Win32 OpenOffice.org_project/411m6$Build-9775</meta:generator>
    <dc:creator>макс </dc:creator>
    <meta:document-statistic meta:table-count="0" meta:image-count="0" meta:object-count="0" meta:page-count="188" meta:paragraph-count="3941" meta:word-count="89320" meta:character-count="569398"/>
  </office:meta>
</office:document-meta>
</file>